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automatic-styles>
    <style:style style:name="P1" style:family="paragraph" style:parent-style-name="Standard">
      <style:paragraph-properties style:line-height-at-least="0.503cm"/>
      <style:text-properties fo:color="#000000" loext:opacity="100%" style:font-name="Arial" fo:font-size="12pt" fo:font-weight="bold" style:font-size-asian="12pt" style:font-weight-asian="bold" style:font-size-complex="12pt" style:font-weight-complex="bold"/>
    </style:style>
    <style:style style:name="P2" style:family="paragraph" style:parent-style-name="Standard">
      <style:paragraph-properties fo:margin-left="0cm" fo:margin-right="0cm" style:line-height-at-least="0.635cm" fo:orphans="2" fo:widows="2" fo:text-indent="0cm" style:auto-text-indent="false"/>
      <style:text-properties fo:color="#000000" loext:opacity="100%" style:font-name="Arial" fo:font-size="12pt" fo:font-weight="bold" officeooo:paragraph-rsid="00015637" style:font-size-asian="12pt" style:font-weight-asian="bold" style:font-size-complex="12pt" style:font-weight-complex="bold"/>
    </style:style>
    <style:style style:name="P3" style:family="paragraph" style:parent-style-name="Standard">
      <style:paragraph-properties style:line-height-at-least="0.503cm"/>
      <style:text-properties fo:color="#000000" loext:opacity="100%" style:font-name="Arial" fo:font-size="12pt" fo:font-weight="normal" style:font-size-asian="12pt" style:font-weight-asian="normal" style:font-size-complex="12pt" style:font-weight-complex="normal"/>
    </style:style>
    <style:style style:name="P4" style:family="paragraph" style:parent-style-name="Standard">
      <style:paragraph-properties fo:margin-left="0cm" fo:margin-right="0cm" style:line-height-at-least="0.635cm" fo:orphans="2" fo:widows="2" fo:text-indent="0cm" style:auto-text-indent="false"/>
      <style:text-properties fo:color="#000000" loext:opacity="100%" style:font-name="Arial" fo:font-size="12pt" fo:font-weight="normal" officeooo:paragraph-rsid="00015637" style:font-size-asian="12pt" style:font-weight-asian="normal" style:font-size-complex="12pt" style:font-weight-complex="normal"/>
    </style:style>
    <style:style style:name="P5" style:family="paragraph" style:parent-style-name="Standard">
      <style:text-properties style:font-name="Arial" fo:font-size="12pt" fo:font-weight="bold" officeooo:paragraph-rsid="00015637" style:font-size-asian="12pt" style:font-weight-asian="bold" style:font-size-complex="12pt" style:font-weight-complex="bold"/>
    </style:style>
    <style:style style:name="P6" style:family="paragraph" style:parent-style-name="Standard">
      <style:paragraph-properties style:line-height-at-least="0.503cm"/>
      <style:text-properties fo:color="#000000" loext:opacity="100%" style:font-name="Arial" fo:font-size="12pt" fo:font-weight="normal" officeooo:rsid="00015637" fo:background-color="transparent" style:font-size-asian="12pt" style:font-weight-asian="normal" style:font-size-complex="12pt" style:font-weight-complex="normal"/>
    </style:style>
    <style:style style:name="P7" style:family="paragraph" style:parent-style-name="Standard">
      <style:paragraph-properties style:line-height-at-least="0.503cm"/>
      <style:text-properties fo:color="#000000" loext:opacity="100%" style:font-name="Arial" fo:font-size="12pt" fo:font-weight="bold" officeooo:rsid="00015637" fo:background-color="transparent" style:font-size-asian="12pt" style:font-weight-asian="bold" style:font-size-complex="12pt" style:font-weight-complex="bold"/>
    </style:style>
    <style:style style:name="P8" style:family="paragraph" style:parent-style-name="Standard">
      <style:paragraph-properties style:line-height-at-least="0.503cm"/>
      <style:text-properties fo:color="#000000" loext:opacity="100%" style:font-name="Arial" fo:font-size="12pt" fo:font-weight="bold" officeooo:rsid="00015637" officeooo:paragraph-rsid="00015637" fo:background-color="transparent" style:font-size-asian="12pt" style:font-weight-asian="bold" style:font-size-complex="12pt" style:font-weight-complex="bold"/>
    </style:style>
    <style:style style:name="P9" style:family="paragraph" style:parent-style-name="Standard">
      <style:paragraph-properties fo:margin-left="0cm" fo:margin-right="0cm" style:line-height-at-least="0.635cm" fo:orphans="2" fo:widows="2" fo:text-indent="0cm" style:auto-text-indent="false"/>
      <style:text-properties fo:color="#000000" loext:opacity="100%" style:font-name="Arial" fo:font-size="12pt" fo:font-weight="bold" officeooo:paragraph-rsid="00015637" style:font-size-asian="12pt" style:font-weight-asian="bold" style:font-size-complex="12pt" style:font-weight-complex="bold"/>
    </style:style>
    <style:style style:name="P10" style:family="paragraph" style:parent-style-name="Standard">
      <style:paragraph-properties fo:margin-left="0cm" fo:margin-right="0cm" style:line-height-at-least="0.635cm" fo:orphans="2" fo:widows="2" fo:text-indent="0cm" style:auto-text-indent="false"/>
      <style:text-properties fo:font-variant="normal" fo:text-transform="none" fo:color="#000000" loext:opacity="100%" style:font-name="Arial" fo:font-size="12pt" fo:letter-spacing="normal" fo:language="es" fo:country="ES" fo:font-style="normal" fo:font-weight="normal" officeooo:paragraph-rsid="00015637" style:font-size-asian="12pt" style:font-weight-asian="normal" style:font-size-complex="12pt" style:font-weight-complex="normal" loext:padding="0cm" loext:border="none"/>
    </style:style>
    <style:style style:name="P11" style:family="paragraph" style:parent-style-name="Standard">
      <style:paragraph-properties fo:margin-left="0cm" fo:margin-right="0cm" style:line-height-at-least="0.635cm" fo:orphans="2" fo:widows="2" fo:text-indent="0cm" style:auto-text-indent="false"/>
      <style:text-properties fo:font-variant="normal" fo:text-transform="none" fo:color="#000000" loext:opacity="100%" style:font-name="Arial" fo:font-size="12pt" fo:letter-spacing="normal" fo:language="es" fo:country="ES" fo:font-style="normal" fo:font-weight="normal" officeooo:rsid="00015637" officeooo:paragraph-rsid="00015637" fo:background-color="transparent" style:font-size-asian="12pt" style:font-weight-asian="normal" style:font-size-complex="12pt" style:font-weight-complex="normal" loext:padding="0cm" loext:border="none"/>
    </style:style>
    <style:style style:name="P12" style:family="paragraph" style:parent-style-name="Standard">
      <style:paragraph-properties fo:margin-left="0cm" fo:margin-right="0cm" style:line-height-at-least="0.635cm" fo:orphans="2" fo:widows="2" fo:text-indent="0cm" style:auto-text-indent="false"/>
      <style:text-properties fo:font-variant="normal" fo:text-transform="none" fo:color="#000000" loext:opacity="100%" style:font-name="Arial" fo:font-size="12pt" fo:letter-spacing="normal" fo:language="es" fo:country="ES" fo:font-style="normal" fo:font-weight="bold" officeooo:rsid="00015637" officeooo:paragraph-rsid="00015637" fo:background-color="transparent" style:font-size-asian="12pt" style:font-weight-asian="bold" style:font-size-complex="12pt" style:font-weight-complex="bold" loext:padding="0cm" loext:border="none"/>
    </style:style>
    <style:style style:name="P13" style:family="paragraph" style:parent-style-name="Text_20_body" style:list-style-name="L1">
      <style:paragraph-properties fo:margin-left="0cm" fo:margin-right="0cm" fo:margin-top="0cm" fo:margin-bottom="0.106cm" style:contextual-spacing="false" fo:orphans="2" fo:widows="2" fo:text-indent="0cm" style:auto-text-indent="false" fo:padding="0cm" fo:border="none"/>
      <style:text-properties fo:font-variant="normal" fo:text-transform="none" fo:color="#202124" loext:opacity="100%" style:font-name="arial" fo:font-size="12pt" fo:letter-spacing="normal" fo:font-style="normal" fo:font-weight="normal"/>
    </style:style>
    <style:style style:name="T1" style:family="text">
      <style:text-properties fo:background-color="transparent" loext:char-shading-value="0"/>
    </style:style>
    <style:style style:name="T2" style:family="text">
      <style:text-properties officeooo:rsid="00015637" fo:background-color="transparent" loext:char-shading-value="0"/>
    </style:style>
    <style:style style:name="T3" style:family="text">
      <style:text-properties fo:font-variant="normal" fo:text-transform="none" fo:color="#202124" loext:opacity="100%" style:font-name="arial" fo:letter-spacing="normal" fo:font-style="normal" fo:font-weight="normal" officeooo:rsid="00015637" fo:background-color="transparent" loext:char-shading-value="0"/>
    </style:style>
    <style:style style:name="T4" style:family="text">
      <style:text-properties fo:font-variant="normal" fo:text-transform="none" fo:color="#202124" loext:opacity="100%" style:font-name="arial" fo:letter-spacing="normal" fo:language="es" fo:country="ES" fo:font-style="normal" fo:font-weight="normal" officeooo:rsid="00015637" fo:background-color="transparent" loext:char-shading-value="0" loext:padding="0cm" loext:border="none"/>
    </style:style>
    <style:style style:name="T5" style:family="text">
      <style:text-properties fo:font-variant="normal" fo:text-transform="none" fo:color="#202124" loext:opacity="100%" style:font-name="arial" fo:letter-spacing="normal" fo:language="es" fo:country="ES" fo:font-style="normal" fo:font-weight="normal" officeooo:rsid="00015637" fo:background-color="transparent" loext:char-shading-value="0" style:font-weight-asian="normal" style:font-weight-complex="normal" loext:padding="0cm" loext:border="none"/>
    </style:style>
    <style:style style:name="T6" style:family="text">
      <style:text-properties fo:font-variant="normal" fo:text-transform="none" fo:color="#202124" loext:opacity="100%" style:font-name="arial" fo:letter-spacing="normal" fo:language="es" fo:country="ES" fo:font-style="normal" fo:font-weight="normal" officeooo:rsid="0001d395" fo:background-color="transparent" loext:char-shading-value="0" loext:padding="0cm" loext:border="none"/>
    </style:style>
    <style:style style:name="T7" style:family="text">
      <style:text-properties fo:font-variant="normal" fo:text-transform="none" fo:color="#202124" loext:opacity="100%" style:font-name="arial" fo:letter-spacing="normal" fo:language="es" fo:country="ES" fo:font-style="normal" fo:font-weight="normal" officeooo:rsid="000279a8" fo:background-color="transparent" loext:char-shading-value="0" loext:padding="0cm" loext:border="none"/>
    </style:style>
    <style:style style:name="T8" style:family="text">
      <style:text-properties fo:font-variant="normal" fo:text-transform="none" fo:color="#202124" loext:opacity="100%" fo:letter-spacing="normal" fo:language="es" fo:country="ES" fo:font-style="normal" officeooo:rsid="000279a8" fo:background-color="transparent" loext:char-shading-value="0" loext:padding="0cm" loext:border="none"/>
    </style:style>
    <style:style style:name="T9" style:family="text">
      <style:text-properties fo:font-variant="normal" fo:text-transform="none" fo:letter-spacing="normal" fo:font-style="normal" officeooo:rsid="00015637" fo:background-color="transparent" loext:char-shading-value="0"/>
    </style:style>
    <style:style style:name="T10" style:family="text">
      <style:text-properties fo:font-variant="normal" fo:text-transform="none" fo:letter-spacing="normal" officeooo:rsid="00015637" fo:background-color="transparent" loext:char-shading-value="0"/>
    </style:style>
    <style:style style:name="T11" style:family="text">
      <style:text-properties fo:font-variant="normal" fo:text-transform="none" fo:letter-spacing="normal" fo:language="es" fo:country="ES" fo:font-style="normal" loext:padding="0cm" loext:border="none"/>
    </style:style>
    <style:style style:name="T12" style:family="text">
      <style:text-properties fo:font-variant="normal" fo:text-transform="none" fo:letter-spacing="normal" fo:language="es" fo:country="ES" fo:font-style="normal" officeooo:rsid="00015637" fo:background-color="transparent" loext:char-shading-value="0" loext:padding="0cm" loext:border="none"/>
    </style:style>
    <style:style style:name="T13" style:family="text">
      <style:text-properties fo:font-variant="normal" fo:text-transform="none" fo:letter-spacing="normal" fo:language="es" fo:country="ES" fo:font-style="normal" officeooo:rsid="0001d395" fo:background-color="transparent" loext:char-shading-value="0" loext:padding="0cm" loext:border="none"/>
    </style:style>
    <style:style style:name="T14" style:family="text">
      <style:text-properties fo:font-variant="normal" fo:text-transform="none" fo:letter-spacing="normal" fo:language="es" fo:country="ES" fo:font-style="normal" officeooo:rsid="000279a8" fo:background-color="transparent" loext:char-shading-value="0" loext:padding="0cm" loext:border="none"/>
    </style:style>
    <style:style style:name="T15" style:family="text">
      <style:text-properties fo:font-variant="normal" fo:text-transform="none" fo:letter-spacing="normal" fo:language="es" fo:country="ES" fo:font-style="normal" officeooo:rsid="00015637" loext:padding="0cm" loext:border="none"/>
    </style:style>
    <style:style style:name="T16" style:family="text">
      <style:text-properties fo:font-variant="normal" fo:text-transform="none" fo:letter-spacing="normal" fo:language="es" fo:country="ES" fo:font-style="normal" fo:font-weight="normal" officeooo:rsid="00015637" fo:background-color="transparent" loext:char-shading-value="0" loext:padding="0cm" loext:border="none"/>
    </style:style>
    <style:style style:name="T17" style:family="text">
      <style:text-properties officeooo:rsid="000b351a"/>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t;h1&gt;&lt;/</text:span><text:span text:style-name="T2">h1&gt;</text:span></text:p>
      <text:p text:style-name="P3"><text:span text:style-name="T9">La </text:span><text:span text:style-name="Emphasis"><text:span text:style-name="T9">etiqueta H1 </text:span></text:span><text:span text:style-name="T9">también conocida como "</text:span><text:span text:style-name="Emphasis"><text:span text:style-name="T9">etiqueta </text:span></text:span><text:span text:style-name="T9">de título", </text:span><text:span text:style-name="Emphasis"><text:span text:style-name="T9">es l</text:span></text:span><text:span text:style-name="T9">a encargada de representar todo el contenido de una página dentro un sitio web.</text:span><text:span text:style-name="T2"> </text:span></text:p>
      <text:p text:style-name="P6"/>
      <text:p text:style-name="P6">La principal función de la etiqueta h1 es diferenciar el título principal del resto del contenido. Tienen una gran importancia para el SEO, pues permite estructurar la página para una mejor lectura, tanto de las personas como de los bots de Google. </text:p>
      <text:p text:style-name="P6"/>
      <text:p text:style-name="P7">&lt;h2&gt;&lt;/h2&gt;</text:p>
      <text:p text:style-name="P3"><text:span text:style-name="T9">Esta etiqueta es utilizada para los subtítulos y permite separar el contenido, además ofrecer más información a Google. Las palabras empleadas con la Etiqueta H2 deben referirse al texto que tienen a continuación o a la página que redireccionan.</text:span><text:span text:style-name="T2"> </text:span></text:p>
      <text:p text:style-name="P6"/>
      <text:p text:style-name="P7">&lt;p&gt;&lt;p&gt;</text:p>
      <text:p text:style-name="P3"><text:span text:style-name="T9">El elemento </text:span><text:span text:style-name="Emphasis"><text:span text:style-name="T9">p </text:span></text:span><text:span text:style-name="T9">(párrafo) es el apropiado para distribuir el texto en párrafos. Sus </text:span><text:span text:style-name="Emphasis"><text:span text:style-name="T9">etiquetas </text:span></text:span><text:span text:style-name="T9">son: &lt;</text:span><text:span text:style-name="Emphasis"><text:span text:style-name="T9">p</text:span></text:span><text:span text:style-name="T9">&gt; y &lt;/</text:span><text:span text:style-name="Emphasis"><text:span text:style-name="T9">p</text:span></text:span><text:span text:style-name="T9">&gt; (la de cierre es opcional).</text:span><text:span text:style-name="T2"> </text:span></text:p>
      <text:p text:style-name="P6"/>
      <text:p text:style-name="P7">&lt;strong&gt;&lt;/strong&gt;</text:p>
      <text:p text:style-name="P3"><text:span text:style-name="T9">El elemento strong es el apropiado para marcar con especial énfasis las partes más importantes de un texto. Crea una caja: en linea. Está definido como: Elemento de frase</text:span><text:span text:style-name="T2"> </text:span></text:p>
      <text:p text:style-name="P7"/>
      <text:p text:style-name="P7">&lt;b&gt; &lt;/b&gt;</text:p>
      <text:p text:style-name="P3"><text:span text:style-name="T9">Indica que el texto debe ser representado con una variable bold, o negrita,de la tipografía que se esté usando. Sus etiquetas</text:span><text:span text:style-name="T10"> </text:span><text:span text:style-name="T9">son: &lt;b&gt; y &lt;/b&gt; (Ambas obligatorias). Crea una caja: en línea. Está definido como: Elemento de estilo de fuente y por lo tanto en línea</text:span><text:span text:style-name="T2"> </text:span></text:p>
      <text:p text:style-name="P6"/>
      <text:p text:style-name="P7">&lt;i&gt;&lt;/i&gt;</text:p>
      <text:p text:style-name="P3"><text:span text:style-name="T9">Definición. Muestra el texto marcado con un estilo en cursiva o italica.</text:span><text:span text:style-name="T2"> </text:span></text:p>
      <text:p text:style-name="P6"/>
      <text:p text:style-name="P7">&lt;em&gt;&lt;/em&gt;</text:p>
      <text:p text:style-name="P3"><text:span text:style-name="T9">La etiqueta &lt;em&gt; , o elemento de énfasis, debe usarse cuando desee poner énfasis en una palabra o un espacio de texto.</text:span><text:span text:style-name="T2"> </text:span></text:p>
      <text:p text:style-name="P6"/>
      <text:p text:style-name="P8">&lt;blockquote&gt;&lt;/blockquote&gt;</text:p>
      <text:p text:style-name="P3"><text:span text:style-name="T9">blockquote -cita en bloque . Crea citas en bloque, marca las citas a otros autores o documentos.</text:span><text:span text:style-name="T2"> </text:span></text:p>
      <text:p text:style-name="P6"/>
      <text:p text:style-name="P5">&lt;<text:span text:style-name="T17">ul</text:span>&gt;&lt;/<text:span text:style-name="T17">ul&gt;</text:span></text:p>
      <text:p text:style-name="P4"><text:span text:style-name="T11">Es un signo de grupo </text:span><text:span text:style-name="T15">se </text:span><text:span text:style-name="T11">usa a través de cajas y bloques. Está conformado por uno y más componentes. Dentro del bloque ul, los textos están comprendidos entre &lt;li&gt; y &lt;/li&gt;.</text:span></text:p>
      <text:p text:style-name="P10"/>
      <text:p text:style-name="P11">ul de "unordered list" -lista no ordenada .crea una lista no ordenada. Sus etiquetas son: &lt;ul&gt; y &lt;/ul&gt; (ambas obligatorias). Está definido como: Elemento para listas. </text:p>
      <text:p text:style-name="P11"/>
      <text:p text:style-name="P7">&lt;ol&gt;&lt;/ol&gt;</text:p>
      <text:p text:style-name="P1"><text:span text:style-name="T3">El elemento lo permite definir listas o viñetas ordenadas (“Ordered List”), bien con numeración o alfabéticamente. Sus etiquetas son: &lt;ol&gt; y &lt;/ol&gt; (ambas obligatorias). Crea una caja: en bloque. Está definido como: Elemento de lista.</text:span><text:span text:style-name="T2"> </text:span></text:p>
      <text:p text:style-name="P12">&lt;li&gt; y &lt;/li&gt;</text:p>
      <text:p text:style-name="P2"><text:soft-page-break/><text:span text:style-name="T4">El elemento li del ingles item list o elemento de lista declara cada uno de los elementos de una lista. Sus etiquetas son: &lt;li&gt; y &lt;/li&gt; (la de cierre es opcional). Crea una caja: en bloque.</text:span><text:span text:style-name="T12"> </text:span></text:p>
      <text:p text:style-name="P12"/>
      <text:p text:style-name="P12">&lt;meta&gt;</text:p>
      <text:p text:style-name="P2"><text:span text:style-name="Emphasis"><text:span text:style-name="T16">meta </text:span></text:span><text:span text:style-name="T16">de "metainformation". Sirve para aportar información sobre el documento.. Su </text:span><text:span text:style-name="Emphasis"><text:span text:style-name="T16">etiqueta es</text:span></text:span><text:span text:style-name="T16">: &lt;</text:span><text:span text:style-name="Emphasis"><text:span text:style-name="T16">meta</text:span></text:span><text:span text:style-name="T16">&gt; (solo tiene una)</text:span><text:span text:style-name="T12"> <text:s/></text:span><text:span text:style-name="T4">Está definido </text:span><text:span text:style-name="T5">como el</text:span><text:span text:style-name="T4">emento de cabecera.</text:span></text:p>
      <text:list text:style-name="L1">
        <text:list-item>
          <text:p text:style-name="P13">Crea una caja: No.</text:p>
        </text:list-item>
        <text:list-item>
          <text:p text:style-name="P13">Puede contener: Nada.</text:p>
        </text:list-item>
        <text:list-item>
          <text:p text:style-name="P13">Puede ser contenido por: Elementos head</text:p>
        </text:list-item>
      </text:list>
      <text:p text:style-name="P12">&lt;audio&gt;&lt;/audio&gt;</text:p>
      <text:p text:style-name="P12">&lt;video&gt;&lt;/video&gt;</text:p>
      <text:p text:style-name="P2"><text:span text:style-name="T12">&lt;</text:span><text:span text:style-name="T13">div&gt;&lt;/div&gt;</text:span></text:p>
      <text:p text:style-name="P2"><text:span text:style-name="T6">La etiqueta &lt;div&gt; se emplea para definir un bloque de contenido o sección de la página, para poder aplicarle diferentes estilos e incluso para realizar operaciones sobre ese bloque específico. Hemos empleado la etiqueta para crear un bloque, que hará las veces de índice de contenidos.</text:span><text:span text:style-name="T13"> </text:span></text:p>
      <text:p text:style-name="P2"><text:span text:style-name="T13">&lt;</text:span><text:span text:style-name="T14">a&gt;&lt;/a&gt;</text:span></text:p>
      <text:p text:style-name="P2"><text:span text:style-name="T7">El Elemento HTML</text:span><text:span text:style-name="T8"> </text:span><text:span text:style-name="T7">Anchor &lt;a&gt; crea un enlace a otras páginas de internet, archivos o ubicaciones dentro de la misma página, direcciones de correo, o cualquier otra URL.</text:span><text:span text:style-name="T1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5T16:54:01.841000000</meta:creation-date>
    <dc:date>2022-12-16T17:44:02.356000000</dc:date>
    <meta:editing-duration>PT20H16M35S</meta:editing-duration>
    <meta:editing-cycles>3</meta:editing-cycles>
    <meta:generator>LibreOffice/7.4.2.3$Windows_X86_64 LibreOffice_project/382eef1f22670f7f4118c8c2dd222ec7ad009daf</meta:generator>
    <meta:document-statistic meta:table-count="0" meta:image-count="0" meta:object-count="0" meta:page-count="2" meta:paragraph-count="35" meta:word-count="516" meta:character-count="3129" meta:non-whitespace-character-count="2636"/>
  </office:meta>
</office:document-meta>
</file>